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Arial Unicode MS'" style:font-pitch="variable"/>
    <style:font-face style:name="Arial" svg:font-family="Arial" style:font-family-generic="swiss"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ucidasans" svg:font-family="Lucidasans"/>
    <style:font-face style:name="Nimbus Sans L" svg:font-family="'Nimbus Sans L', Arial" style:font-family-generic="swiss" style:font-pitch="variable"/>
    <style:font-face style:name="Noto Serif CJK TC" svg:font-family="'Noto Serif CJK T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imSun" svg:font-family="SimSun, 宋体" style:font-pitch="variable"/>
    <style:font-face style:name="Symbol" svg:font-family="Symbol" style:font-charset="x-symbol"/>
    <style:font-face style:name="Symbol1" svg:font-family="Symbol"/>
    <style:font-face style:name="Symbol2" svg:font-family="Symbol" style:font-pitch="variable"/>
    <style:font-face style:name="Wingdings" svg:font-family="Wingdings" style:font-pitch="variable" style:font-charset="x-symbol"/>
    <style:font-face style:name="新細明體" svg:font-family="新細明體" style:font-pitch="variable"/>
  </office:font-face-decls>
  <office:automatic-styles>
    <style:style style:name="P1" style:family="paragraph" style:parent-style-name="Standard">
      <style:paragraph-properties fo:text-align="center" style:justify-single-word="false"/>
      <style:text-properties officeooo:paragraph-rsid="000571cd" style:font-name-complex="Arial"/>
    </style:style>
    <style:style style:name="P2" style:family="paragraph" style:parent-style-name="Standard">
      <style:paragraph-properties fo:text-align="center" style:justify-single-word="false"/>
      <style:text-properties officeooo:paragraph-rsid="00077c6f" style:font-name-complex="Arial"/>
    </style:style>
    <style:style style:name="P3" style:family="paragraph" style:parent-style-name="Standard">
      <style:text-properties style:font-name-complex="Arial" style:font-size-complex="8pt"/>
    </style:style>
    <style:style style:name="P4" style:family="paragraph" style:parent-style-name="Standard">
      <style:paragraph-properties fo:margin-top="0.494cm" fo:margin-bottom="0.199cm" style:contextual-spacing="false"/>
    </style:style>
    <style:style style:name="P5" style:family="paragraph" style:parent-style-name="Standard">
      <style:text-properties officeooo:paragraph-rsid="001ef7c8"/>
    </style:style>
    <style:style style:name="P6" style:family="paragraph" style:parent-style-name="job">
      <style:text-properties officeooo:paragraph-rsid="001ef7c8"/>
    </style:style>
    <style:style style:name="P7" style:family="paragraph" style:parent-style-name="Standard">
      <style:paragraph-properties fo:margin-top="0cm" fo:margin-bottom="0cm" style:contextual-spacing="false" fo:line-height="100%"/>
      <style:text-properties style:use-window-font-color="true" loext:opacity="0%" style:text-underline-style="none" fo:font-weight="normal" style:font-weight-asian="normal" style:font-name-complex="Arial" style:font-size-complex="8pt" style:font-weight-complex="normal"/>
    </style:style>
    <style:style style:name="P8" style:family="paragraph" style:parent-style-name="Standard">
      <style:text-properties officeooo:paragraph-rsid="002162e5"/>
    </style:style>
    <style:style style:name="P9" style:family="paragraph" style:parent-style-name="address" style:master-page-name="Standard">
      <style:paragraph-properties fo:margin-top="0.15cm" fo:margin-bottom="0.049cm" style:contextual-spacing="false" fo:text-align="center" style:justify-single-word="false" style:page-number="auto"/>
    </style:style>
    <style:style style:name="P10" style:family="paragraph" style:parent-style-name="Heading_20_2">
      <style:paragraph-properties>
        <style:tab-stops>
          <style:tab-stop style:position="-0.801cm"/>
        </style:tab-stops>
      </style:paragraph-properties>
    </style:style>
    <style:style style:name="P11" style:family="paragraph" style:parent-style-name="Heading_20_2">
      <style:paragraph-properties>
        <style:tab-stops>
          <style:tab-stop style:position="-0.801cm"/>
        </style:tab-stops>
      </style:paragraph-properties>
      <style:text-properties officeooo:paragraph-rsid="002162e5"/>
    </style:style>
    <style:style style:name="P12" style:family="paragraph" style:parent-style-name="Heading_20_2">
      <style:paragraph-properties fo:margin-left="-0.794cm" fo:margin-right="0cm" fo:text-indent="0cm" style:auto-text-indent="false">
        <style:tab-stops>
          <style:tab-stop style:position="-0.794cm"/>
        </style:tab-stops>
      </style:paragraph-properties>
    </style:style>
    <style:style style:name="P13" style:family="paragraph" style:parent-style-name="Heading_20_2">
      <style:paragraph-properties>
        <style:tab-stops>
          <style:tab-stop style:position="-0.801cm"/>
        </style:tab-stops>
      </style:paragraph-properties>
      <style:text-properties fo:font-size="8pt" style:font-size-asian="8pt" style:font-size-complex="8pt"/>
    </style:style>
    <style:style style:name="P14" style:family="paragraph" style:parent-style-name="Standard" style:list-style-name="L1">
      <style:text-properties officeooo:paragraph-rsid="002162e5"/>
    </style:style>
    <style:style style:name="P15" style:family="paragraph" style:parent-style-name="Standard" style:list-style-name="L2">
      <style:text-properties officeooo:paragraph-rsid="001ef7c8"/>
    </style:style>
    <style:style style:name="P16" style:family="paragraph" style:parent-style-name="Standard" style:list-style-name="WW8Num9"/>
    <style:style style:name="P17" style:family="paragraph" style:parent-style-name="Standard" style:list-style-name="WW8Num9">
      <style:text-properties officeooo:paragraph-rsid="001ef7c8"/>
    </style:style>
    <style:style style:name="P18" style:family="paragraph" style:parent-style-name="Standard" style:list-style-name="WW8Num9">
      <style:text-properties officeooo:paragraph-rsid="001a6766"/>
    </style:style>
    <style:style style:name="P19" style:family="paragraph" style:parent-style-name="Standard" style:list-style-name="WW8Num9">
      <style:text-properties officeooo:paragraph-rsid="001dff9a"/>
    </style:style>
    <style:style style:name="P20" style:family="paragraph" style:parent-style-name="Standard" style:list-style-name="WW8Num9">
      <style:text-properties officeooo:paragraph-rsid="001673d1"/>
    </style:style>
    <style:style style:name="P21" style:family="paragraph" style:parent-style-name="Standard" style:list-style-name="WW8Num9">
      <style:text-properties officeooo:paragraph-rsid="000571cd"/>
    </style:style>
    <style:style style:name="P22" style:family="paragraph" style:parent-style-name="Standard" style:list-style-name="WW8Num9">
      <style:text-properties officeooo:paragraph-rsid="00153f66"/>
    </style:style>
    <style:style style:name="P23" style:family="paragraph" style:parent-style-name="Standard" style:list-style-name="WW8Num9">
      <style:text-properties officeooo:paragraph-rsid="000cd8e0"/>
    </style:style>
    <style:style style:name="P24" style:family="paragraph" style:parent-style-name="Standard" style:list-style-name="WW8Num9">
      <style:text-properties officeooo:paragraph-rsid="000f68ae"/>
    </style:style>
    <style:style style:name="P25" style:family="paragraph" style:parent-style-name="Standard" style:list-style-name="L3">
      <style:text-properties officeooo:paragraph-rsid="001ef7c8"/>
    </style:style>
    <style:style style:name="P26" style:family="paragraph" style:parent-style-name="Standard" style:list-style-name="L3">
      <style:text-properties officeooo:paragraph-rsid="001ef7c8" style:font-name-complex="Arial"/>
    </style:style>
    <style:style style:name="P27" style:family="paragraph" style:parent-style-name="Standard" style:list-style-name="WW8Num8">
      <style:paragraph-properties fo:margin-top="0cm" fo:margin-bottom="0cm" style:contextual-spacing="false" fo:line-height="100%"/>
      <style:text-properties officeooo:paragraph-rsid="000571cd"/>
    </style:style>
    <style:style style:name="P28" style:family="paragraph" style:parent-style-name="Standard" style:list-style-name="WW8Num8">
      <style:paragraph-properties fo:margin-top="0cm" fo:margin-bottom="0cm" style:contextual-spacing="false" fo:line-height="100%"/>
    </style:style>
    <style:style style:name="P29" style:family="paragraph" style:parent-style-name="job" style:list-style-name="L4">
      <style:text-properties officeooo:paragraph-rsid="001ef7c8"/>
    </style:style>
    <style:style style:name="P30" style:family="paragraph" style:parent-style-name="job" style:list-style-name="L5">
      <style:text-properties officeooo:paragraph-rsid="001ef7c8"/>
    </style:style>
    <style:style style:name="T1" style:family="text">
      <style:text-properties fo:font-size="10pt" fo:language="de" fo:country="DE" fo:font-weight="bold" style:font-size-asian="10pt" style:font-weight-asian="bold" style:font-name-complex="Arial" style:font-size-complex="10pt" style:font-weight-complex="bold"/>
    </style:style>
    <style:style style:name="T2" style:family="text">
      <style:text-properties fo:font-size="10pt" fo:font-weight="bold" style:font-size-asian="10pt" style:font-weight-asian="bold" style:font-name-complex="Arial" style:font-size-complex="10pt" style:font-weight-complex="bold"/>
    </style:style>
    <style:style style:name="T3" style:family="text">
      <style:text-properties fo:font-weight="bold" style:font-weight-asian="bold" style:font-name-complex="Arial" style:font-size-complex="8pt" style:font-weight-complex="bold"/>
    </style:style>
    <style:style style:name="T4" style:family="text">
      <style:text-properties fo:font-weight="bold" officeooo:rsid="000571cd" style:font-weight-asian="bold" style:font-name-complex="Arial" style:font-size-complex="8pt" style:font-weight-complex="bold"/>
    </style:style>
    <style:style style:name="T5" style:family="text">
      <style:text-properties fo:font-weight="bold" officeooo:rsid="0006a85a" style:font-weight-asian="bold" style:font-name-complex="Arial" style:font-size-complex="8pt" style:font-weight-complex="bold"/>
    </style:style>
    <style:style style:name="T6" style:family="text">
      <style:text-properties fo:font-weight="bold" officeooo:rsid="0007f061" style:font-weight-asian="bold" style:font-name-complex="Arial" style:font-size-complex="8pt" style:font-weight-complex="bold"/>
    </style:style>
    <style:style style:name="T7" style:family="text">
      <style:text-properties fo:font-weight="bold" officeooo:rsid="0008bb51" style:font-weight-asian="bold" style:font-name-complex="Arial" style:font-size-complex="8pt" style:font-weight-complex="bold"/>
    </style:style>
    <style:style style:name="T8" style:family="text">
      <style:text-properties fo:font-weight="bold" officeooo:rsid="000cd8e0" style:font-weight-asian="bold" style:font-name-complex="Arial" style:font-size-complex="8pt" style:font-weight-complex="bold"/>
    </style:style>
    <style:style style:name="T9" style:family="text">
      <style:text-properties fo:font-weight="bold" officeooo:rsid="000eb888" style:font-weight-asian="bold" style:font-name-complex="Arial" style:font-size-complex="8pt" style:font-weight-complex="bold"/>
    </style:style>
    <style:style style:name="T10" style:family="text">
      <style:text-properties fo:font-weight="bold" officeooo:rsid="000f68ae" style:font-weight-asian="bold" style:font-name-complex="Arial" style:font-size-complex="8pt" style:font-weight-complex="bold"/>
    </style:style>
    <style:style style:name="T11" style:family="text">
      <style:text-properties fo:font-weight="bold" officeooo:rsid="00153f66" style:font-weight-asian="bold" style:font-name-complex="Arial" style:font-size-complex="8pt" style:font-weight-complex="bold"/>
    </style:style>
    <style:style style:name="T12" style:family="text">
      <style:text-properties fo:font-weight="bold" officeooo:rsid="00159d5d" style:font-weight-asian="bold" style:font-name-complex="Arial" style:font-size-complex="8pt" style:font-weight-complex="bold"/>
    </style:style>
    <style:style style:name="T13" style:family="text">
      <style:text-properties fo:font-weight="bold" officeooo:rsid="00198081" style:font-weight-asian="bold" style:font-name-complex="Arial" style:font-size-complex="8pt" style:font-weight-complex="bold"/>
    </style:style>
    <style:style style:name="T14" style:family="text">
      <style:text-properties fo:font-weight="bold" officeooo:rsid="001a6766" style:font-weight-asian="bold" style:font-name-complex="Arial" style:font-size-complex="8pt" style:font-weight-complex="bold"/>
    </style:style>
    <style:style style:name="T15" style:family="text">
      <style:text-properties fo:font-weight="bold" officeooo:rsid="001872fc" style:font-weight-asian="bold" style:font-name-complex="Arial" style:font-size-complex="8pt" style:font-weight-complex="bold"/>
    </style:style>
    <style:style style:name="T16" style:family="text">
      <style:text-properties fo:font-weight="bold" officeooo:rsid="001ef7c8" style:font-weight-asian="bold" style:font-name-complex="Arial" style:font-size-complex="8pt" style:font-weight-complex="bold"/>
    </style:style>
    <style:style style:name="T17" style:family="text">
      <style:text-properties fo:font-weight="bold" officeooo:rsid="00219ca7" style:font-weight-asian="bold" style:font-name-complex="Arial" style:font-size-complex="8pt" style:font-weight-complex="bold"/>
    </style:style>
    <style:style style:name="T18" style:family="text">
      <style:text-properties fo:font-weight="bold" style:font-weight-asian="bold" style:font-weight-complex="bold"/>
    </style:style>
    <style:style style:name="T19" style:family="text">
      <style:text-properties style:font-name-complex="Arial"/>
    </style:style>
    <style:style style:name="T20" style:family="text">
      <style:text-properties style:font-name-complex="Arial" style:font-size-complex="8pt"/>
    </style:style>
    <style:style style:name="T21" style:family="text">
      <style:text-properties officeooo:rsid="001673d1" style:font-name-complex="Arial" style:font-size-complex="8pt"/>
    </style:style>
    <style:style style:name="T22" style:family="text">
      <style:text-properties officeooo:rsid="00077c6f" style:font-name-complex="Arial"/>
    </style:style>
    <style:style style:name="T23" style:family="text">
      <style:text-properties officeooo:rsid="001ef7c8" style:font-name-complex="Arial"/>
    </style:style>
    <style:style style:name="T24" style:family="text">
      <style:text-properties officeooo:rsid="00125841" style:font-name-complex="Arial"/>
    </style:style>
    <style:style style:name="T25" style:family="text">
      <style:text-properties officeooo:rsid="0010cff3" style:font-name-complex="Arial"/>
    </style:style>
    <style:style style:name="T26" style:family="text">
      <style:text-properties fo:font-size="9pt" style:font-size-asian="9pt" style:font-size-complex="9pt"/>
    </style:style>
    <style:style style:name="T27" style:family="text">
      <style:text-properties fo:font-size="9pt" officeooo:rsid="002162e5" style:font-size-asian="9pt" style:font-size-complex="9pt"/>
    </style:style>
    <style:style style:name="T28" style:family="text">
      <style:text-properties fo:font-size="9pt" style:font-name-asian="SimSun" style:font-size-asian="9pt" style:font-size-complex="9pt"/>
    </style:style>
    <style:style style:name="T29" style:family="text">
      <style:text-properties fo:font-style="normal" style:font-style-asian="normal" style:font-name-complex="Arial" style:font-size-complex="8pt" style:font-style-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name-complex="Arial" style:font-size-complex="8pt" style:font-style-complex="normal" style:font-weight-complex="bold"/>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font-name-asian="SimSun"/>
    </style:style>
    <style:style style:name="T34" style:family="text">
      <style:text-properties fo:font-weight="normal" style:font-weight-asian="normal" style:font-name-complex="Arial" style:font-size-complex="8pt" style:font-weight-complex="normal"/>
    </style:style>
    <style:style style:name="T35" style:family="text">
      <style:text-properties fo:font-weight="normal" officeooo:rsid="000571cd" style:font-weight-asian="normal" style:font-name-complex="Arial" style:font-size-complex="8pt" style:font-weight-complex="normal"/>
    </style:style>
    <style:style style:name="T36" style:family="text">
      <style:text-properties fo:font-weight="normal" officeooo:rsid="0007f061" style:font-weight-asian="normal" style:font-name-complex="Arial" style:font-size-complex="8pt" style:font-weight-complex="normal"/>
    </style:style>
    <style:style style:name="T37" style:family="text">
      <style:text-properties fo:font-weight="normal" officeooo:rsid="000eb888" style:font-weight-asian="normal" style:font-name-complex="Arial" style:font-size-complex="8pt" style:font-weight-complex="normal"/>
    </style:style>
    <style:style style:name="T38" style:family="text">
      <style:text-properties fo:font-weight="normal" officeooo:rsid="000f68ae" style:font-weight-asian="normal" style:font-name-complex="Arial" style:font-size-complex="8pt" style:font-weight-complex="normal"/>
    </style:style>
    <style:style style:name="T39" style:family="text">
      <style:text-properties fo:font-weight="normal" officeooo:rsid="0010cff3" style:font-weight-asian="normal" style:font-name-complex="Arial" style:font-size-complex="8pt" style:font-weight-complex="normal"/>
    </style:style>
    <style:style style:name="T40" style:family="text">
      <style:text-properties fo:font-weight="normal" officeooo:rsid="00125841" style:font-weight-asian="normal" style:font-name-complex="Arial" style:font-size-complex="8pt" style:font-weight-complex="normal"/>
    </style:style>
    <style:style style:name="T41" style:family="text">
      <style:text-properties fo:font-weight="normal" officeooo:rsid="00153f66" style:font-weight-asian="normal" style:font-name-complex="Arial" style:font-size-complex="8pt" style:font-weight-complex="normal"/>
    </style:style>
    <style:style style:name="T42" style:family="text">
      <style:text-properties fo:font-weight="normal" officeooo:rsid="00159d5d" style:font-weight-asian="normal" style:font-name-complex="Arial" style:font-size-complex="8pt" style:font-weight-complex="normal"/>
    </style:style>
    <style:style style:name="T43" style:family="text">
      <style:text-properties fo:font-weight="normal" officeooo:rsid="001872fc" style:font-weight-asian="normal" style:font-name-complex="Arial" style:font-size-complex="8pt" style:font-weight-complex="normal"/>
    </style:style>
    <style:style style:name="T44" style:family="text">
      <style:text-properties fo:font-weight="normal" officeooo:rsid="00198081" style:font-weight-asian="normal" style:font-name-complex="Arial" style:font-size-complex="8pt" style:font-weight-complex="normal"/>
    </style:style>
    <style:style style:name="T45" style:family="text">
      <style:text-properties fo:font-weight="normal" officeooo:rsid="001a6766" style:font-weight-asian="normal" style:font-name-complex="Arial" style:font-size-complex="8pt" style:font-weight-complex="normal"/>
    </style:style>
    <style:style style:name="T46" style:family="text">
      <style:text-properties fo:font-weight="normal" officeooo:rsid="001d6274" style:font-weight-asian="normal" style:font-name-complex="Arial" style:font-size-complex="8pt" style:font-weight-complex="normal"/>
    </style:style>
    <style:style style:name="T47" style:family="text">
      <style:text-properties fo:font-weight="normal" officeooo:rsid="001ef7c8" style:font-weight-asian="normal" style:font-name-complex="Arial" style:font-size-complex="8pt" style:font-weight-complex="normal"/>
    </style:style>
    <style:style style:name="T48" style:family="text">
      <style:text-properties fo:font-weight="normal" officeooo:rsid="002083d7" style:font-weight-asian="normal" style:font-name-complex="Arial" style:font-size-complex="8pt" style:font-weight-complex="normal"/>
    </style:style>
    <style:style style:name="T49" style:family="text">
      <style:text-properties style:use-window-font-color="true" loext:opacity="0%" style:text-underline-style="none" fo:font-weight="bold" style:font-weight-asian="bold" style:font-name-complex="Arial" style:font-size-complex="8pt" style:font-weight-complex="bold"/>
    </style:style>
    <style:style style:name="T50" style:family="text">
      <style:text-properties style:use-window-font-color="true" loext:opacity="0%" style:text-underline-style="none" fo:font-weight="bold" officeooo:rsid="000571cd" style:font-weight-asian="bold" style:font-name-complex="Arial" style:font-size-complex="8pt" style:font-weight-complex="bold"/>
    </style:style>
    <style:style style:name="T51" style:family="text">
      <style:text-properties style:use-window-font-color="true" loext:opacity="0%" style:text-underline-style="none" fo:font-weight="normal" style:font-weight-asian="normal" style:font-name-complex="Arial" style:font-size-complex="8pt" style:font-weight-complex="normal"/>
    </style:style>
    <style:style style:name="T52" style:family="text">
      <style:text-properties style:use-window-font-color="true" loext:opacity="0%" style:text-underline-style="none" fo:font-weight="normal" officeooo:rsid="000571cd" style:font-weight-asian="normal" style:font-name-complex="Arial" style:font-size-complex="8pt" style:font-weight-complex="normal"/>
    </style:style>
    <style:style style:name="T53" style:family="text">
      <style:text-properties officeooo:rsid="000571cd"/>
    </style:style>
    <style:style style:name="T54" style:family="text">
      <style:text-properties officeooo:rsid="0006a85a"/>
    </style:style>
    <style:style style:name="T55" style:family="text">
      <style:text-properties officeooo:rsid="00077c6f"/>
    </style:style>
    <style:style style:name="T56" style:family="text">
      <style:text-properties officeooo:rsid="0007f061"/>
    </style:style>
    <style:style style:name="T57" style:family="text">
      <style:text-properties officeooo:rsid="0010cff3"/>
    </style:style>
    <style:style style:name="T58" style:family="text">
      <style:text-properties officeooo:rsid="00125841"/>
    </style:style>
    <style:style style:name="T59" style:family="text">
      <style:text-properties officeooo:rsid="001673d1"/>
    </style:style>
    <style:style style:name="T60" style:family="text">
      <style:text-properties officeooo:rsid="001bacfb"/>
    </style:style>
    <style:style style:name="T61" style:family="text">
      <style:text-properties officeooo:rsid="001ef7c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Joseph Chen-</text:span><text:span text:style-name="T2">Yu Wang Ph.D.</text:span><text:span text:style-name="T19"><text:line-break/> <text:line-break/>+852 6352 9195 (mobile/</text:span><text:span text:style-name="T22">whatsapp</text:span><text:span text:style-name="T19">) <text:s/></text:span></text:p>
      <text:p text:style-name="P2"><text:span text:style-name="T55">joequant</text:span><text:span text:style-name="T61">hk</text:span><text:span text:style-name="T55"> (telegram) </text:span><text:span text:style-name="T61">joequant (wechat)</text:span><text:span text:style-name="T55"> </text:span><text:a xlink:type="simple" xlink:href="mailto:joequant@gmail.com" text:style-name="Internet_20_link" text:visited-style-name="Visited_20_Internet_20_Link">joequant@gmail.com</text:a> <text:span text:style-name="T55">(e-mail)</text:span></text:p>
      <text:p text:style-name="P1">Github: <text:a xlink:type="simple" xlink:href="https://github.com/joequant" text:style-name="Internet_20_link" text:visited-style-name="Visited_20_Internet_20_Link">https://github.com/joequant</text:a></text:p>
      <text:p text:style-name="P1"><text:line-break/>Sai Kung - New Territories - HONG KONG</text:p>
      <text:h text:style-name="P10" text:outline-level="2" text:is-list-header="true"><text:span text:style-name="headingtext"><text:span text:style-name="T26">Experience and interests summary</text:span></text:span></text:h>
      <text:p text:style-name="Standard"><text:span text:style-name="T59">Extensive experience in cryptocurrency, </text:span><text:span text:style-name="T60">defi,</text:span><text:span text:style-name="T59">and blockchain with team management experience. <text:s/></text:span><text:span text:style-name="T56">Decades of</text:span><text:span text:style-name="T53"> experience in </text:span><text:span text:style-name="T54">full stack</text:span><text:span text:style-name="T53"> </text:span><text:span text:style-name="T54">development of </text:span><text:span text:style-name="T53">networked systems for scientific visualization and </text:span><text:span text:style-name="T54">financial </text:span><text:span text:style-name="T53">trading.</text:span> <text:s/>Trading digital currency and Hong Kong options. <text:s/><text:span text:style-name="T59">Over a decade </text:span>of experience in developing <text:span text:style-name="T53">concurrent/multi-threaded</text:span> financial technology libraries in <text:span text:style-name="T60">Nodejs, Solidity, </text:span>C++, Python, Java, R, Fortran 95/77 and Perl. <text:s/>A decade and a half of working experience in developing commercial software with team management experience. <text:s/>Over two decades of working experience developing scientific and academic software. </text:p>
      <text:h text:style-name="P11" text:outline-level="2" text:is-list-header="true"><text:span text:style-name="headingtext"><text:span text:style-name="T27">Education</text:span></text:span></text:h>
      <text:p text:style-name="P8"><text:span text:style-name="degreetitle1"><text:span text:style-name="T20">Doctor of Philosophy in Astronomy – Numerical radiation hydrodynamics<text:line-break/></text:span></text:span><text:span text:style-name="degreetitle1"><text:span text:style-name="T29">University of Texas at Austin - 1998</text:span></text:span><text:span text:style-name="T30"> </text:span></text:p>
      <text:list text:style-name="L1">
        <text:list-item>
          <text:p text:style-name="P14">Research focus was the numerical simulation of convection in iron core collapse supernova using finite difference methods (FDM) <text:span text:style-name="T33">and finite volume methods (FVM) </text:span>on partial differential equations. <text:s/></text:p>
        </text:list-item>
        <text:list-item>
          <text:p text:style-name="P14">Developed code using FORTRAN 77 and FORTRAN 90 for use on SGI, Sun, IBM RS/6000 and DEC Alpha workstations. Vectorized code for use on CRAY J90 supercomputers, and modified code to allow for parallel processing on CRAY T3E supercomputer using the MPI message passing system. </text:p>
        </text:list-item>
      </text:list>
      <text:p text:style-name="P4"><text:span text:style-name="degreetitle1"><text:span text:style-name="T20">Bachelor of Science in Physics with Thesis in Educational Software Development<text:line-break/>Massachusetts Institute of Technology – 1991</text:span></text:span></text:p>
      <text:h text:style-name="P10" text:outline-level="2" text:is-list-header="true"><text:span text:style-name="headingtext"><text:span text:style-name="T26">Professional Experience</text:span></text:span></text:h>
      <text:p text:style-name="P5"><text:span text:style-name="headingtext"><text:span text:style-name="T16">Data Architect</text:span></text:span></text:p>
      <text:p text:style-name="P5"><text:span text:style-name="headingtext"><text:span text:style-name="T16">Truflation (Hong Kong / </text:span></text:span><text:span text:style-name="headingtext"><text:span text:style-name="T17">Austin, Texas </text:span></text:span><text:span text:style-name="headingtext"><text:span text:style-name="T16">via Remote) – 2022 to current (</text:span></text:span><text:a xlink:type="simple" xlink:href="https://truflation.com/" text:style-name="Internet_20_link" text:visited-style-name="Visited_20_Internet_20_Link"><text:span text:style-name="headingtext"><text:span text:style-name="T47">https://truflation.com</text:span></text:span></text:a><text:span text:style-name="headingtext"><text:span text:style-name="T47">)</text:span></text:span></text:p>
      <text:list text:style-name="L2">
        <text:list-item>
          <text:p text:style-name="P15"><text:span text:style-name="headingtext"><text:span text:style-name="T16">Blockchain developer for inflation and NFT indexes (Typescript/Chainlink/Solidity/Python) –</text:span></text:span><text:span text:style-name="headingtext"><text:span text:style-name="T47"> Data architect for system for serving inflation and other financial data on the blockchain using web3 technologies. Project sponsored by Stefan Rust</text:span></text:span></text:p>
        </text:list-item>
      </text:list>
      <text:p text:style-name="P5"><text:span text:style-name="headingtext"><text:span text:style-name="T16"/></text:span></text:p>
      <text:p text:style-name="P5"><text:span text:style-name="headingtext"><text:span text:style-name="T16">Blockchain Developer</text:span></text:span></text:p>
      <text:p text:style-name="P5"><text:span text:style-name="headingtext"><text:span text:style-name="T16">Yamashita Finance (Singapore via Remote) – 2021 to 2022</text:span></text:span></text:p>
      <text:list xml:id="list4210093055" text:style-name="WW8Num9">
        <text:list-item>
          <text:p text:style-name="P17"><text:span text:style-name="headingtext"><text:span text:style-name="T13">Full stack developer with backend focus to implement defi CDO system (2021-2022) (Solidity/React/Redux/devops)</text:span></text:span><text:span text:style-name="headingtext"><text:span text:style-name="T44"> <text:s/>- Developed algorithms for ethereum smart contracts for defi credit default management system - <text:s/>(</text:span></text:span><text:a xlink:type="simple" xlink:href="https://etherscan.io/address/0xa592eB7BA3188Eefd468FF12d3101db0d3376Ee7" text:style-name="Internet_20_link" text:visited-style-name="Visited_20_Internet_20_Link"><text:span text:style-name="headingtext"><text:span text:style-name="T44">https://etherscan.io/address/0xa592eB7BA3188Eefd468FF12d3101db0d3376Ee7</text:span></text:span></text:a><text:span text:style-name="headingtext"><text:span text:style-name="T44">). <text:s/></text:span></text:span><text:span text:style-name="headingtext"><text:span text:style-name="T47">Project sponsored by Arthur Hayes.</text:span></text:span></text:p>
        </text:list-item>
      </text:list>
      <text:p text:style-name="P5"><text:span text:style-name="headingtext"><text:span text:style-name="T16"/></text:span></text:p>
      <text:p text:style-name="Standard"><text:span text:style-name="headingtext"><text:span text:style-name="T7">Freelance</text:span></text:span><text:span text:style-name="headingtext"><text:span text:style-name="T6"> Developer</text:span></text:span><text:span text:style-name="headingtext"><text:span text:style-name="T3"> - https://github.com/joequant</text:span></text:span></text:p>
      <text:p text:style-name="Standard"><text:span text:style-name="headingtext"><text:span text:style-name="T3">Bitquant Research Laboratories (Own company) – 2014 to </text:span></text:span><text:span text:style-name="headingtext"><text:span text:style-name="T16">current</text:span></text:span></text:p>
      <text:list xml:id="list105359981117272" text:continue-numbering="true" text:style-name="WW8Num9">
        <text:list-item>
          <text:p text:style-name="P17"><text:span text:style-name="headingtext"><text:span text:style-name="T16">Regulatory and technical consultant</text:span></text:span><text:span text:style-name="headingtext"><text:span text:style-name="T13"> (</text:span></text:span><text:span text:style-name="headingtext"><text:span text:style-name="T16">2022 to current</text:span></text:span><text:span text:style-name="headingtext"><text:span text:style-name="T13">) </text:span></text:span><text:span text:style-name="headingtext"><text:span text:style-name="T44"><text:s/>- <text:s/></text:span></text:span><text:span text:style-name="headingtext"><text:span text:style-name="T47">Providing regulatory and technical consulting to small Hong Kong based cryptocurrency businesses with a focus to businesses involved in South Asia, </text:span></text:span><text:span text:style-name="headingtext"><text:span text:style-name="T48">East Africa</text:span></text:span><text:span text:style-name="headingtext"><text:span text:style-name="T47"> and the Middle East</text:span></text:span></text:p>
        </text:list-item>
        <text:list-item>
          <text:p text:style-name="P17"><text:span text:style-name="headingtext"><text:span text:style-name="T13">Backend developer for blockchain supercomputing system (2021-</text:span></text:span><text:span text:style-name="headingtext"><text:span text:style-name="T16">2022</text:span></text:span><text:span text:style-name="headingtext"><text:span text:style-name="T13">) (Nodejs/podman/zeromq) –</text:span></text:span><text:span text:style-name="headingtext"><text:span text:style-name="T44"> Key developer and system architect for blockchain supercomputing system in cooperation with Key4HEP </text:span></text:span><text:span text:style-name="headingtext"><text:span text:style-name="T45">project at CERN and </text:span></text:span><text:span text:style-name="headingtext"><text:span text:style-name="T46">well known crypto hedge fund</text:span></text:span></text:p>
        </text:list-item>
        <text:list-item>
          <text:p text:style-name="P18"><text:span text:style-name="headingtext"><text:span text:style-name="T14">Defi arbitrage programmer (2021) (Web3) – </text:span></text:span><text:span text:style-name="headingtext"><text:span text:style-name="T45">Programmed bot for doing defi arbitrage on ethereum. <text:s/>Non-proprietary portions are available at (</text:span></text:span><text:a xlink:type="simple" xlink:href="https://github.com/joequant/sto/tree/master/defibot" text:style-name="Internet_20_link" text:visited-style-name="Visited_20_Internet_20_Link"><text:span text:style-name="headingtext"><text:span text:style-name="T45">https://github.com/joequant/sto/tree/master/defibot</text:span></text:span></text:a><text:span text:style-name="headingtext"><text:span text:style-name="T45">)</text:span></text:span></text:p>
        </text:list-item>
        <text:list-item>
          <text:p text:style-name="P16"><text:span text:style-name="headingtext"><text:span text:style-name="T6">F</text:span></text:span><text:span text:style-name="headingtext"><text:span text:style-name="T5">ull stack</text:span></text:span><text:span text:style-name="headingtext"><text:span text:style-name="T3"> develop</text:span></text:span><text:span text:style-name="headingtext"><text:span text:style-name="T6">er for particle physics visualization</text:span></text:span><text:span text:style-name="headingtext"><text:span text:style-name="T3"> </text:span></text:span><text:span text:style-name="headingtext"><text:span text:style-name="T9">system </text:span></text:span><text:span text:style-name="headingtext"><text:span text:style-name="T3">(2020) (current) </text:span></text:span><text:span text:style-name="headingtext"><text:span text:style-name="T4">(</text:span></text:span><text:span text:style-name="headingtext"><text:span text:style-name="T6">Javascript/</text:span></text:span><text:span text:style-name="headingtext"><text:span text:style-name="T4">zeromq/</text:span></text:span><text:span text:style-name="headingtext"><text:span text:style-name="T6">SQL</text:span></text:span><text:span text:style-name="headingtext"><text:span text:style-name="T4">)</text:span></text:span><text:span text:style-name="headingtext"><text:span text:style-name="T3"> –</text:span></text:span><text:span text:style-name="headingtext"><text:span text:style-name="T34"> </text:span></text:span><text:span text:style-name="headingtext"><text:span text:style-name="T37">Working with CERN as a full-stack developer on data analytics visualization system </text:span></text:span><text:span text:style-name="headingtext"><text:span text:style-name="T41">integrating web frontend with backend JIT C++ compiler. <text:s/></text:span></text:span><text:span text:style-name="headingtext"><text:span text:style-name="T43">Work involved packaging systems using Docker/Podman</text:span></text:span></text:p>
        </text:list-item>
        <text:list-item>
          <text:p text:style-name="P19"><text:span text:style-name="headingtext"><text:span text:style-name="T15">ICO Technical Consultant – Atlant.io / Angelcoin (2017) - (web3) –</text:span></text:span><text:span text:style-name="headingtext"><text:span text:style-name="T43"> Technical consultant for ICO projects. Atlant.io – real estate – Cited by Ernst and Young report for UK Treasury and interviewed by Australian government on blockchain strategy</text:span></text:span></text:p>
        </text:list-item>
        <text:list-item>
          <text:p text:style-name="P20"><text:span text:style-name="headingtext"><text:span text:style-name="T10">Blockchain forensics developer – Blockdynamics (2019) (Jupyter/Python/C++) – </text:span></text:span><text:span text:style-name="headingtext"><text:span text:style-name="T38">Developed system to trace tainted bitcoin for compliance and regulatory purposes. <text:s/>Work consisted of developing backend calculations system and then creating developer frontend through Jupyter to interact with the backend code</text:span></text:span></text:p>
        </text:list-item>
        <text:list-item>
          <text:p text:style-name="P20"><text:soft-page-break/><text:span text:style-name="headingtext"><text:span text:style-name="T10">Blockchain logistics system architect – TieNChat (2019) – (nodejs/web3) <text:s/></text:span></text:span><text:span text:style-name="headingtext"><text:span text:style-name="T38">Designed system UI/UX and coded prototype system for using </text:span></text:span><text:span text:style-name="headingtext"><text:span text:style-name="T36">ethereum </text:span></text:span><text:span text:style-name="headingtext"><text:span text:style-name="T38">blockchain to track logistics and supply chain</text:span></text:span></text:p>
        </text:list-item>
        <text:list-item>
          <text:p text:style-name="P20"><text:span text:style-name="headingtext"><text:span text:style-name="T10">Africa / Hong Kong trader (2014 to current) –</text:span></text:span><text:span text:style-name="headingtext"><text:span text:style-name="T38"> Using concurrency / bitcoin to develop trading for One Belt / One Road between Kenya, Nigeria, Tunisia, and Hong Kong.</text:span></text:span></text:p>
        </text:list-item>
        <text:list-item>
          <text:p text:style-name="P21"><text:span text:style-name="headingtext"><text:span text:style-name="T5">Full stack</text:span></text:span><text:span text:style-name="headingtext"><text:span text:style-name="T4"> trading systems developer (2016-2017) – (</text:span></text:span><text:span text:style-name="headingtext"><text:span text:style-name="T9">R</text:span></text:span><text:span text:style-name="headingtext"><text:span text:style-name="T4">eact</text:span></text:span><text:span text:style-name="headingtext"><text:span text:style-name="T12">js</text:span></text:span><text:span text:style-name="headingtext"><text:span text:style-name="T4">/Python/C++) - </text:span></text:span><text:span text:style-name="headingtext"><text:span text:style-name="T35">Wrote complete algotrading platform for local HK trader using local broker Sharppoint technology. <text:s/>Developing included creating complete frontend </text:span></text:span><text:span text:style-name="headingtext"><text:span text:style-name="T38">UI </text:span></text:span><text:span text:style-name="headingtext"><text:span text:style-name="T39">for algo and discretionary trading</text:span></text:span><text:span text:style-name="headingtext"><text:span text:style-name="T38"> using</text:span></text:span><text:span text:style-name="headingtext"><text:span text:style-name="T35"> ReactJS </text:span></text:span><text:span text:style-name="headingtext"><text:span text:style-name="T41">bootstrap</text:span></text:span><text:span text:style-name="headingtext"><text:span text:style-name="T35">, </text:span></text:span><text:span text:style-name="headingtext"><text:span text:style-name="T38">writing middle tier business logic using python and backend connectivity layer to exchange API</text:span></text:span></text:p>
        </text:list-item>
        <text:list-item>
          <text:p text:style-name="P22"><text:span text:style-name="headingtext"><text:span text:style-name="T11">Full-stack b</text:span></text:span><text:span text:style-name="headingtext"><text:span text:style-name="T10">itcoin </text:span></text:span><text:span text:style-name="headingtext"><text:span text:style-name="T12">arbitrage detection system</text:span></text:span><text:span text:style-name="headingtext"><text:span text:style-name="T10"> (2017) - (</text:span></text:span><text:span text:style-name="headingtext"><text:span text:style-name="T11">Reactjs/</text:span></text:span><text:span text:style-name="headingtext"><text:span text:style-name="T10">python) –</text:span></text:span><text:span text:style-name="headingtext"><text:span text:style-name="T38"> Developed </text:span></text:span><text:span text:style-name="headingtext"><text:span text:style-name="T42">complete</text:span></text:span><text:span text:style-name="headingtext"><text:span text:style-name="T38"> system for detecting bitcoin arbitrage </text:span></text:span><text:span text:style-name="headingtext"><text:span text:style-name="T42">on exchanges</text:span></text:span><text:span text:style-name="headingtext"><text:span text:style-name="T38">. <text:s/></text:span></text:span><text:span text:style-name="headingtext"><text:span text:style-name="T42">Frontend </text:span></text:span><text:span text:style-name="headingtext"><text:span text:style-name="T41">based on react </text:span></text:span><text:span text:style-name="headingtext"><text:span text:style-name="T42">bootstrap</text:span></text:span><text:span text:style-name="headingtext"><text:span text:style-name="T41">. <text:s/></text:span></text:span><text:span text:style-name="headingtext"><text:span text:style-name="T42">Backend based on python</text:span></text:span></text:p>
        </text:list-item>
        <text:list-item>
          <text:p text:style-name="P23"><text:span text:style-name="headingtext"><text:span text:style-name="T4">Smart contract </text:span></text:span><text:span text:style-name="headingtext"><text:span text:style-name="T6">f</text:span></text:span><text:span text:style-name="headingtext"><text:span text:style-name="T8">ull stack </text:span></text:span><text:span text:style-name="headingtext"><text:span text:style-name="T4">developer / instructor – Cryptolaw / Hong Kong Law Society - (2015) - (</text:span></text:span><text:span text:style-name="headingtext"><text:span text:style-name="T10">javascript</text:span></text:span><text:span text:style-name="headingtext"><text:span text:style-name="T4">) –</text:span></text:span><text:span text:style-name="headingtext"><text:span text:style-name="T35"> Worked with Hong Kong startup to create </text:span></text:span><text:span text:style-name="headingtext"><text:span text:style-name="T38">interactive smart contract using javascript code </text:span></text:span><text:span text:style-name="headingtext"><text:span text:style-name="T40">to</text:span></text:span><text:span text:style-name="headingtext"><text:span text:style-name="T38"> calculate loan payments interactively on javascript web page</text:span></text:span></text:p>
        </text:list-item>
        <text:list-item>
          <text:p text:style-name="P24"><text:span text:style-name="headingtext"><text:span text:style-name="T3">OpenCL / FPGA Mining Developer (2020)</text:span></text:span><text:span text:style-name="headingtext"><text:span text:style-name="T34"> –</text:span></text:span><text:span text:style-name="headingtext"><text:span text:style-name="T3"> (C++, OpenCL / GPU / FPGA) </text:span></text:span><text:span text:style-name="headingtext"><text:span text:style-name="T34"><text:s/>- Developed FPGA mining software for cryptocurrency mining using C++ and OpenCL. <text:s/>Low level optimization work including GPU backtesting</text:span></text:span></text:p>
        </text:list-item>
        <text:list-item>
          <text:p text:style-name="P16"><text:span text:style-name="headingtext"><text:span text:style-name="T3">Cryptocurrency hedge fund developer / quantitative analyst – Fund3 (2018-2019) - (C++/Python)</text:span></text:span><text:span text:style-name="headingtext"><text:span text:style-name="T34"> Worked on contract basis with startup hedge fund to develop algorithms and tick-level backtesting systems </text:span></text:span></text:p>
        </text:list-item>
        <text:list-item>
          <text:p text:style-name="P16"><text:span text:style-name="headingtext"><text:span text:style-name="T3">Quantitative developer for order book processing - Marvelsoft (2016) - (C++/python) </text:span></text:span><text:span text:style-name="headingtext"><text:span text:style-name="T34">– Worked with startup fintech to implement trading algorithms for order book processing</text:span></text:span></text:p>
        </text:list-item>
      </text:list>
      <text:p text:style-name="Standard"/>
      <text:p text:style-name="Standard"/>
      <text:p text:style-name="Standard"><text:span text:style-name="headingtext"><text:span text:style-name="T3">Vice President – Front Office - Quantitative Analytics / Equity Derivatives</text:span></text:span></text:p>
      <text:p text:style-name="Standard"><text:span text:style-name="headingtext"><text:span text:style-name="T31">JP Morgan (Hong Kong) – 2010 to 2013</text:span></text:span><text:span text:style-name="headingtext"><text:span text:style-name="T29"> </text:span></text:span><text:span text:style-name="headingtext"><text:span text:style-name="T20">– http://www.jpmorgan.com/</text:span></text:span></text:p>
      <text:p text:style-name="P5"><text:span text:style-name="headingtext"><text:span text:style-name="T31">JP Morgan (New York City) – 2007 to 2010 </text:span></text:span></text:p>
      <text:list text:style-name="L3">
        <text:list-item>
          <text:p text:style-name="P25"><text:span text:style-name="T23">D</text:span><text:span text:style-name="T24">eveloped and</text:span><text:span text:style-name="T19"> </text:span><text:span text:style-name="T25">maintain</text:span><text:span text:style-name="T24">ed</text:span><text:span text:style-name="T25"> cross-asset </text:span><text:span text:style-name="T24">frontend and backend quantitative code at JPMorgan</text:span><text:span text:style-name="T25">. <text:s/>Frontend development including developing frontend UI’s using Jquery and Javascript for high performance computing dispatch system and web-based UI systems allowing for developer interaction with devops/continuous integration systems. <text:s/>Backend development included developing derivatives pricing libraries. <text:s/></text:span></text:p>
        </text:list-item>
        <text:list-item>
          <text:p text:style-name="P26">Developed infrastructure for Greek monte-carlo and tree calculation engine, developed HPC framework for allowing distributed calculation of greeks, developed python based system for automated generation of testing and compliance documents with python and Latex.</text:p>
        </text:list-item>
      </text:list>
      <text:p text:style-name="Standard"/>
      <text:p text:style-name="P6"><text:span text:style-name="jobtitle1"><text:span text:style-name="T21">Development Team Leader</text:span></text:span><text:span text:style-name="jobtitle1"><text:span text:style-name="T20"> – Real-time low latency multithreaded business-critical dispatching software</text:span></text:span><text:span text:style-name="T20"><text:line-break/></text:span><text:span text:style-name="employer1"><text:span text:style-name="T31">Pointserve</text:span></text:span><text:span text:style-name="location"><text:span text:style-name="T31"> (Austin, Texas) – 2004-2007</text:span></text:span><text:span text:style-name="location"><text:span text:style-name="T20"> - </text:span></text:span><text:a xlink:type="simple" xlink:href="http://www.pointserve.com/" text:style-name="Internet_20_link" text:visited-style-name="Visited_20_Internet_20_Link"><text:span text:style-name="Internet_20_link"><text:span text:style-name="T20">http://www.pointserve.com/</text:span></text:span></text:a></text:p>
      <text:list text:style-name="L4">
        <text:list-item>
          <text:p text:style-name="P29">Development team lead and Level III customer support for business-critical real-time dispatch software used by electric, gas, and cable services, including dispatch of cable repair and installation trucks for Time-Warner Cable in the entire greater New York City area. <text:s/><text:span text:style-name="T57">Frontend end coding involved using wxwidgets to create UI to interface with backend Oracle server.</text:span><text:line-break/></text:p>
        </text:list-item>
      </text:list>
      <text:p text:style-name="P6"><text:span text:style-name="jobtitle1"><text:span text:style-name="T21">Development Team Leader</text:span></text:span><text:span text:style-name="jobtitle1"><text:span text:style-name="T20"> – Geological visualization and database analysis software<text:line-break/></text:span></text:span><text:span text:style-name="employer1"><text:span text:style-name="T31">Landmark Graphics, a division of Halliburton –</text:span></text:span><text:span text:style-name="location"><text:span text:style-name="T32"> </text:span></text:span><text:span text:style-name="location"><text:span text:style-name="T31">(Austin, Texas) – 1998-2004</text:span></text:span><text:span text:style-name="location"><text:span text:style-name="T20"> - </text:span></text:span><text:a xlink:type="simple" xlink:href="http://www.lgc.com/" text:style-name="Internet_20_link" text:visited-style-name="Visited_20_Internet_20_Link"><text:span text:style-name="location"><text:span text:style-name="T20">http://www.lgc.com/</text:span></text:span></text:a></text:p>
      <text:list text:style-name="L5">
        <text:list-item>
          <text:p text:style-name="P30">Developed and managed <text:span text:style-name="T58">frontend UI using MOTIF widget set and JWT, business logic code using C++ and backend code using Oracle database for</text:span> Petroworks and PowerView software used to assist petrophysicists and geologists analyze well logging data.</text:p>
        </text:list-item>
        <text:list-item>
          <text:p text:style-name="P30">Participated in four development and release cycles of software included about several hundred thousand lines of code in Java, Fortran, and C++ with database access to big data Oracle database <text:span text:style-name="T56">and MOTiF frontend</text:span></text:p>
        </text:list-item>
      </text:list>
      <text:h text:style-name="P12" text:outline-level="2" text:is-list-header="true"><text:span text:style-name="headingtext"><text:span text:style-name="T28">Publications and Citations</text:span></text:span></text:h>
      <text:list text:style-name="WW8Num8">
        <text:list-item>
          <text:p text:style-name="P27"><text:span text:style-name="Internet_20_link"><text:span text:style-name="T50">HK Cable Finance Interview (Mandarin/Cantonese) - </text:span></text:span><text:a xlink:type="simple" xlink:href="https://www.facebook.com/cablefinance/videos/bitcoin期貨正式登場-搵埋專家一齊傾/1743492929035104" text:style-name="Internet_20_link" text:visited-style-name="Visited_20_Internet_20_Link"><text:span text:style-name="Internet_20_link">https://www.facebook.com/cablefinance/videos/bitcoin期貨正式登場-搵埋專家一齊傾/1743492929035104</text:span></text:a><text:span text:style-name="Internet_20_link"><text:span text:style-name="T52"> </text:span></text:span></text:p>
        </text:list-item>
        <text:list-item>
          <text:p text:style-name="P28"><text:span text:style-name="T18">Bloomberg interview - </text:span><text:a xlink:type="simple" xlink:href="http://www.bloomberg.com/news/videos/2016-08-10/the-lessons-learned-from-the-bitcoin-exchange-hacks" text:style-name="Internet_20_link" text:visited-style-name="Visited_20_Internet_20_Link"><text:span text:style-name="Internet_20_link">http://www.bloomberg.com/news/videos/2016-08-10/the-lessons-learned-from-the-bitcoin-exchange-hacks</text:span></text:a></text:p>
        </text:list-item>
        <text:list-item>
          <text:p text:style-name="P28"><text:span text:style-name="T49">EY UK Fintech: On the Cutting Edge - </text:span><text:span text:style-name="T51">https://fintechauscensus.ey.com/2018/Documents/EY-UK-FinTech-On-the-cutting-edge.pdf</text:span></text:p>
        </text:list-item>
      </text:list>
      <text:p text:style-name="P7"/>
      <text:h text:style-name="P13" text:outline-level="2" text:is-list-header="true">Miscellany</text:h>
      <text:p text:style-name="P3">US Citizen / Hong Kong permanent resident – Fluent in English and Mandarin Chinese – Written and Spok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style:font-pitch="variable"/>
    <style:font-face style:name="Arial" svg:font-family="Arial" style:font-family-generic="swiss"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ucidasans" svg:font-family="Lucidasans"/>
    <style:font-face style:name="Nimbus Sans L" svg:font-family="'Nimbus Sans L', Arial" style:font-family-generic="swiss" style:font-pitch="variable"/>
    <style:font-face style:name="Noto Serif CJK TC" svg:font-family="'Noto Serif CJK T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imSun" svg:font-family="SimSun, 宋体" style:font-pitch="variable"/>
    <style:font-face style:name="Symbol" svg:font-family="Symbol" style:font-charset="x-symbol"/>
    <style:font-face style:name="Symbol1" svg:font-family="Symbol"/>
    <style:font-face style:name="Symbol2" svg:font-family="Symbol" style:font-pitch="variable"/>
    <style:font-face style:name="Wingdings" svg:font-family="Wingdings" style:font-pitch="variable" style:font-charset="x-symbol"/>
    <style:font-face style:name="新細明體" svg:font-family="新細明體"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TC" style:font-size-asian="10.5pt" style:language-asian="zh" style:country-asian="TW"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Noto Serif CJK TC" style:font-size-asian="10.5pt" style:language-asian="zh" style:country-asian="TW"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Arial" fo:font-family="Arial" style:font-family-generic="swiss" style:font-pitch="variable" fo:font-size="8pt" fo:language="en" fo:country="US" style:font-name-asian="新細明體" style:font-family-asian="新細明體" style:font-pitch-asian="variable" style:font-size-asian="8pt" style:language-asian="zh" style:country-asian="TW"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left="0cm" fo:margin-right="0cm" fo:margin-top="0.494cm" fo:margin-bottom="0.494cm" style:contextual-spacing="false" fo:text-indent="0cm" style:auto-text-indent="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left="-0.801cm" fo:margin-right="0cm" fo:margin-top="0.494cm" fo:margin-bottom="0.494cm" style:contextual-spacing="false" fo:text-indent="0cm" style:auto-text-indent="false" fo:padding="0cm" fo:border-left="none" fo:border-right="none" fo:border-top="none" fo:border-bottom="0.99pt solid #000000" style:shadow="none"/>
      <style:text-properties fo:color="#000000" loext:opacity="1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94cm" fo:margin-bottom="0.494cm" style:contextual-spacing="false" fo:text-indent="0cm" style:auto-text-indent="false"/>
      <style:text-properties fo:font-size="13.5pt" fo:font-weight="bold" style:font-size-asian="13.5pt" style:font-weight-asian="bold" style:font-size-complex="13.5pt" style:font-weight-complex="bold"/>
    </style:style>
    <style:style style:name="标题样式"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题注"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标题" style:family="paragraph" style:parent-style-name="Standard" style:next-style-name="Text_20_body">
      <style:paragraph-properties fo:margin-top="0.423cm" fo:margin-bottom="0.212cm" style:contextual-spacing="false" fo:keep-with-next="always"/>
      <style:text-properties style:font-name="Nimbus Sans L" fo:font-family="'Nimbus Sans L', Arial" style:font-family-generic="swiss" style:font-pitch="variable" fo:font-size="14pt" style:font-name-asian="Andale Sans UI" style:font-family-asian="'Andale Sans UI', 'Arial Unicode MS'" style:font-pitch-asian="variable" style:font-size-asian="14pt" style:font-name-complex="Lucidasans" style:font-family-complex="Lucidasans" style:font-size-complex="14pt"/>
    </style:style>
    <style:style style:name="标签"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目录" style:family="paragraph" style:parent-style-name="Standard">
      <style:paragraph-properties text:number-lines="false" text:line-number="0"/>
      <style:text-properties style:font-name-complex="Lucidasans" style:font-family-complex="Lucidasans"/>
    </style:style>
    <style:style style:name="Normal_20__28_Web_29_" style:display-name="Normal (Web)" style:family="paragraph" style:parent-style-name="Standard">
      <style:paragraph-properties fo:margin-top="0.15cm" fo:margin-bottom="0.049cm" style:contextual-spacing="false"/>
    </style:style>
    <style:style style:name="resume" style:family="paragraph" style:parent-style-name="Standard">
      <style:paragraph-properties fo:margin-top="0.15cm" fo:margin-bottom="0.049cm" style:contextual-spacing="false"/>
    </style:style>
    <style:style style:name="subjectsheading" style:family="paragraph" style:parent-style-name="Standard">
      <style:paragraph-properties fo:margin-top="0.15cm" fo:margin-bottom="0.049cm" style:contextual-spacing="false"/>
      <style:text-properties fo:font-style="italic" style:font-style-asian="italic" style:font-style-complex="italic"/>
    </style:style>
    <style:style style:name="awardtitle" style:family="paragraph" style:parent-style-name="Standard">
      <style:paragraph-properties fo:margin-top="0.15cm" fo:margin-bottom="0.049cm" style:contextual-spacing="false"/>
      <style:text-properties fo:font-weight="bold" style:font-weight-asian="bold" style:font-weight-complex="bold"/>
    </style:style>
    <style:style style:name="booktitle" style:family="paragraph" style:parent-style-name="Standard">
      <style:paragraph-properties fo:margin-top="0.15cm" fo:margin-bottom="0.049cm" style:contextual-spacing="false"/>
      <style:text-properties fo:font-style="italic" style:font-style-asian="italic" style:font-style-complex="italic"/>
    </style:style>
    <style:style style:name="citation" style:family="paragraph" style:parent-style-name="Standard">
      <style:paragraph-properties fo:margin-top="0.15cm" fo:margin-bottom="0.049cm" style:contextual-spacing="false"/>
      <style:text-properties fo:font-style="italic" style:font-style-asian="italic" style:font-style-complex="italic"/>
    </style:style>
    <style:style style:name="copyright" style:family="paragraph" style:parent-style-name="Standard">
      <style:paragraph-properties fo:margin-top="0.15cm" fo:margin-bottom="0.049cm" style:contextual-spacing="false"/>
      <style:text-properties fo:font-size="9pt" style:font-size-asian="9pt" style:font-size-complex="9pt"/>
    </style:style>
    <style:style style:name="degreetitle" style:family="paragraph" style:parent-style-name="Standard">
      <style:paragraph-properties fo:margin-top="0.15cm" fo:margin-bottom="0.049cm" style:contextual-spacing="false"/>
      <style:text-properties fo:font-weight="bold" style:font-weight-asian="bold" style:font-weight-complex="bold"/>
    </style:style>
    <style:style style:name="employer" style:family="paragraph" style:parent-style-name="Standard">
      <style:paragraph-properties fo:margin-top="0.15cm" fo:margin-bottom="0.049cm" style:contextual-spacing="false"/>
      <style:text-properties fo:font-style="italic" style:font-style-asian="italic" style:font-style-complex="italic"/>
    </style:style>
    <style:style style:name="headerblock" style:family="paragraph" style:parent-style-name="Standard">
      <style:paragraph-properties fo:margin-top="0.15cm" fo:margin-bottom="0.049cm" style:contextual-spacing="false"/>
    </style:style>
    <style:style style:name="jobtitle" style:family="paragraph" style:parent-style-name="Standard">
      <style:paragraph-properties fo:margin-top="0.15cm" fo:margin-bottom="0.049cm" style:contextual-spacing="false"/>
      <style:text-properties fo:font-weight="bold" style:font-weight-asian="bold" style:font-weight-complex="bold"/>
    </style:style>
    <style:style style:name="lastmodified" style:family="paragraph" style:parent-style-name="Standard">
      <style:paragraph-properties fo:margin-top="0.15cm" fo:margin-bottom="0.049cm" style:contextual-spacing="false"/>
      <style:text-properties fo:font-size="9pt" style:font-size-asian="9pt" style:font-size-complex="9pt"/>
    </style:style>
    <style:style style:name="nameheading" style:family="paragraph" style:parent-style-name="Standard">
      <style:paragraph-properties fo:margin-top="0.15cm" fo:margin-bottom="0.049cm" style:contextual-spacing="false"/>
      <style:text-properties style:font-name="Arial" fo:font-family="Arial" style:font-family-generic="swiss" style:font-pitch="variable" fo:font-size="15pt" style:font-size-asian="15pt" style:font-name-complex="Arial" style:font-family-complex="Arial" style:font-family-generic-complex="swiss" style:font-pitch-complex="variable" style:font-size-complex="15pt"/>
    </style:style>
    <style:style style:name="refereename" style:family="paragraph" style:parent-style-name="Standard">
      <style:paragraph-properties fo:margin-top="0.15cm" fo:margin-bottom="0.049cm" style:contextual-spacing="false"/>
      <style:text-properties fo:font-weight="bold" style:font-weight-asian="bold" style:font-weight-complex="bold"/>
    </style:style>
    <style:style style:name="skillsettitle" style:family="paragraph" style:parent-style-name="Standard">
      <style:paragraph-properties fo:margin-top="0.15cm" fo:margin-bottom="0.049cm" style:contextual-spacing="false"/>
      <style:text-properties fo:font-weight="bold" style:font-weight-asian="bold" style:font-weight-complex="bold"/>
    </style:style>
    <style:style style:name="urla" style:family="paragraph" style:parent-style-name="Standard">
      <style:paragraph-properties fo:margin-top="0.15cm" fo:margin-bottom="0.049cm" style:contextual-spacing="false"/>
      <style:text-properties fo:color="#ff0000" loext:opacity="100%" style:font-name="Arial" fo:font-family="Arial" style:font-family-generic="swiss" style:font-pitch="variable" style:font-name-complex="Arial" style:font-family-complex="Arial" style:font-family-generic-complex="swiss" style:font-pitch-complex="variable"/>
    </style:style>
    <style:style style:name="Normal_20__28_Web_29_1" style:display-name="Normal (Web)1" style:family="paragraph" style:parent-style-name="Standard">
      <style:paragraph-properties fo:margin-top="0.15cm" fo:margin-bottom="0.049cm" style:contextual-spacing="false"/>
      <style:text-properties fo:font-style="italic" style:font-style-asian="italic" style:font-style-complex="italic"/>
    </style:style>
    <style:style style:name="address" style:family="paragraph" style:parent-style-name="Standard">
      <style:paragraph-properties fo:margin-top="0.15cm" fo:margin-bottom="0.049cm" style:contextual-spacing="false"/>
    </style:style>
    <style:style style:name="job" style:family="paragraph" style:parent-style-name="Standard">
      <style:paragraph-properties fo:margin-top="0.15cm" fo:margin-bottom="0.049cm" style:contextual-spacing="false"/>
    </style:style>
    <style:style style:name="para" style:family="paragraph" style:parent-style-name="Standard">
      <style:paragraph-properties fo:margin-top="0.15cm" fo:margin-bottom="0.049cm" style:contextual-spacing="false"/>
    </style:style>
    <style:style style:name="Body_20_Text_20_21" style:display-name="Body Text 21" style:family="paragraph" style:parent-style-name="Standard">
      <style:paragraph-properties fo:margin-top="0.494cm" fo:margin-bottom="0.199cm" style:contextual-spacing="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引言" style:family="paragraph" style:parent-style-name="Standard">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font-name="Symbol2" fo:font-family="Symbol" style:font-pitch="variable" fo:font-size="10pt" style:font-size-asian="10pt" style:font-name-complex="Symbol2" style:font-family-complex="Symbol" style:font-pitch-complex="variable"/>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WW8Num3z0" style:family="text">
      <style:text-properties style:font-name="Symbol1" fo:font-family="Symbol" style:font-name-complex="OpenSymbol1" style:font-family-complex="OpenSymbol, 'Arial Unicode MS'" style:font-charset-complex="x-symbol"/>
    </style:style>
    <style:style style:name="WW8Num3z1" style:family="text">
      <style:text-properties style:font-name="OpenSymbol2" fo:font-family="OpenSymbol, 'Arial Unicode MS'" style:font-name-complex="OpenSymbol1" style:font-family-complex="OpenSymbol, 'Arial Unicode MS'" style:font-charset-complex="x-symbol"/>
    </style:style>
    <style:style style:name="WW8Num4z0" style:family="text">
      <style:text-properties style:font-name="Symbol1" fo:font-family="Symbol" fo:font-size="9pt" style:font-size-asian="9pt" style:font-name-complex="OpenSymbol1" style:font-family-complex="OpenSymbol, 'Arial Unicode MS'" style:font-charset-complex="x-symbol" style:font-size-complex="9pt"/>
    </style:style>
    <style:style style:name="WW8Num4z1" style:family="text">
      <style:text-properties style:font-name="OpenSymbol2"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name-complex="OpenSymbol1" style:font-family-complex="OpenSymbol, 'Arial Unicode MS'" style:font-charset-complex="x-symbol"/>
    </style:style>
    <style:style style:name="WW8Num5z1" style:family="text">
      <style:text-properties style:font-name="OpenSymbol2"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name-complex="OpenSymbol1" style:font-family-complex="OpenSymbol, 'Arial Unicode MS'" style:font-charset-complex="x-symbol" style:font-size-complex="8pt"/>
    </style:style>
    <style:style style:name="WW8Num6z1" style:family="text">
      <style:text-properties style:font-name="OpenSymbol2"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name-complex="OpenSymbol1" style:font-family-complex="OpenSymbol, 'Arial Unicode MS'" style:font-charset-complex="x-symbol" style:font-size-complex="8pt"/>
    </style:style>
    <style:style style:name="WW8Num7z1" style:family="text">
      <style:text-properties style:font-name="OpenSymbol2" fo:font-family="OpenSymbol, 'Arial Unicode MS'" style:font-name-complex="OpenSymbol1" style:font-family-complex="OpenSymbol, 'Arial Unicode MS'" style:font-charset-complex="x-symbol"/>
    </style:style>
    <style:style style:name="WW8Num8z0" style:family="text">
      <style:text-properties style:use-window-font-color="true" loext:opacity="0%" style:font-name="Symbol" fo:font-family="Symbol" style:font-charset="x-symbol" style:font-name-complex="Symbol" style:font-family-complex="Symbol" style:font-charset-complex="x-symbol" style:font-size-complex="8pt"/>
    </style:style>
    <style:style style:name="WW8Num9z0" style:family="text">
      <style:text-properties style:font-name="Symbol" fo:font-family="Symbol" style:font-charset="x-symbol" style:language-asian="en" style:country-asian="US" style:font-name-complex="OpenSymbol1" style:font-family-complex="OpenSymbol, 'Arial Unicode MS'" style:font-charset-complex="x-symbol" style:font-size-complex="8pt"/>
    </style:style>
    <style:style style:name="WW8Num9z1" style:family="text">
      <style:text-properties style:font-name="OpenSymbol2"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charset="x-symbol" style:language-asian="en" style:country-asian="US" style:font-name-complex="OpenSymbol1" style:font-family-complex="OpenSymbol, 'Arial Unicode MS'" style:font-charset-complex="x-symbol" style:font-size-complex="8pt"/>
    </style:style>
    <style:style style:name="WW8Num10z1" style:family="text">
      <style:text-properties style:font-name="OpenSymbol2" fo:font-family="OpenSymbol, 'Arial Unicode MS'" style:font-name-complex="OpenSymbol1" style:font-family-complex="OpenSymbol, 'Arial Unicode MS'" style:font-charset-complex="x-symbol"/>
    </style:style>
    <style:style style:name="WW8Num8z1" style:family="text">
      <style:text-properties style:font-name="OpenSymbol2"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charset="x-symbol" style:font-name-complex="OpenSymbol1" style:font-family-complex="OpenSymbol, 'Arial Unicode MS'" style:font-charset-complex="x-symbol" style:font-size-complex="8pt"/>
    </style:style>
    <style:style style:name="WW8Num11z1" style:family="text">
      <style:text-properties style:font-name="OpenSymbol2" fo:font-family="OpenSymbol, 'Arial Unicode MS'" style:font-name-complex="OpenSymbol1" style:font-family-complex="OpenSymbol, 'Arial Unicode MS'" style:font-charset-complex="x-symbol"/>
    </style:style>
    <style:style style:name="Default_20_Paragraph_20_Font" style:display-name="Default Paragraph Font" style:family="text"/>
    <style:style style:name="Default_20_Paragraph_20_Font1" style:display-name="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Default_20_Paragraph_20_Font" style:display-name="WW-Default Paragraph Font" style:family="text"/>
    <style:style style:name="WW-Absatz-Standardschriftart11111" style:family="text"/>
    <style:style style:name="WW-Absatz-Standardschriftart111111" style:family="text"/>
    <style:style style:name="WW-Default_20_Paragraph_20_Font1" style:display-name="WW-Default Paragraph Font1" style:family="text"/>
    <style:style style:name="WW-Absatz-Standardschriftart1111111" style:family="text"/>
    <style:style style:name="WW-Absatz-Standardschriftart11111111" style:family="text"/>
    <style:style style:name="WW-Absatz-Standardschriftart11111111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Default_20_Paragraph_20_Font11" style:display-name="WW-Default Paragraph Font11" style:family="text"/>
    <style:style style:name="Emphasis" style:family="text">
      <style:text-properties fo:font-style="italic" fo:font-weight="bold" style:font-style-asian="italic" style:font-weight-asian="bold"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0000ff" loext:opacity="100%" style:text-underline-style="solid" style:text-underline-width="auto" style:text-underline-color="font-color"/>
    </style:style>
    <style:style style:name="headingtext" style:family="text" style:parent-style-name="WW-Default_20_Paragraph_20_Font11"/>
    <style:style style:name="degreetitle1" style:family="text">
      <style:text-properties fo:font-weight="bold" style:font-weight-asian="bold" style:font-weight-complex="bold"/>
    </style:style>
    <style:style style:name="institution" style:family="text" style:parent-style-name="WW-Default_20_Paragraph_20_Font11"/>
    <style:style style:name="jobtitle1" style:family="text">
      <style:text-properties fo:font-weight="bold" style:font-weight-asian="bold" style:font-weight-complex="bold"/>
    </style:style>
    <style:style style:name="employer1" style:family="text">
      <style:text-properties fo:font-style="italic" style:font-style-asian="italic" style:font-style-complex="italic"/>
    </style:style>
    <style:style style:name="location" style:family="text" style:parent-style-name="WW-Default_20_Paragraph_20_Font11"/>
    <style:style style:name="organization" style:family="text" style:parent-style-name="WW-Default_20_Paragraph_20_Font11"/>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text:outline-style style:name="Outline">
      <text:outline-level-style text:level="1" text:style-name="WW8Num1z0" loext:num-list-format="%1%." style:num-suffix="." style:num-format="">
        <style:list-level-properties text:list-level-position-and-space-mode="label-alignment">
          <style:list-level-label-alignment text:label-followed-by="nothing"/>
        </style:list-level-properties>
      </text:outline-level-style>
      <text:outline-level-style text:level="2" text:style-name="WW8Num1z1" loext:num-list-format="%2%." style:num-suffix="." style:num-format="">
        <style:list-level-properties text:list-level-position-and-space-mode="label-alignment">
          <style:list-level-label-alignment text:label-followed-by="nothing"/>
        </style:list-level-properties>
      </text:outline-level-style>
      <text:outline-level-style text:level="3" text:style-name="WW8Num1z2" loext:num-list-format="%3%." style:num-suffix="."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1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1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1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1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1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1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1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1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282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Joseph Chen-Yu Wang Ph.D. - Résumé</dc:title>
    <meta:initial-creator>Suchen Liao</meta:initial-creator>
    <meta:creation-date>2005-08-29T13:30:00</meta:creation-date>
    <dc:date>2023-02-25T10:53:58.921257415</dc:date>
    <meta:print-date>1995-11-21T17:41:00</meta:print-date>
    <meta:editing-cycles>92</meta:editing-cycles>
    <meta:editing-duration>PT11H5M25S</meta:editing-duration>
    <meta:generator>LibreOffice/7.4.4.2$Linux_X86_64 LibreOffice_project/40$Build-2</meta:generator>
    <meta:document-statistic meta:table-count="0" meta:image-count="0" meta:object-count="0" meta:page-count="2" meta:paragraph-count="50" meta:word-count="1100" meta:character-count="8277" meta:non-whitespace-character-count="7194"/>
  </office:meta>
</office:document-meta>
</file>